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6.596cm" table:align="left"/>
    </style:style>
    <style:style style:name="Table1.A" style:family="table-column">
      <style:table-column-properties style:column-width="9.597cm"/>
    </style:style>
    <style:style style:name="Table1.B" style:family="table-column">
      <style:table-column-properties style:column-width="6.999cm"/>
    </style:style>
    <style:style style:name="Table1.A1" style:family="table-cell">
      <style:table-cell-properties fo:background-color="#adc5e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bce4e5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781cm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6pt" officeooo:paragraph-rsid="0000d29e" style:font-size-asian="16pt" style:font-size-complex="16pt"/>
    </style:style>
    <style:style style:name="P2" style:family="paragraph" style:parent-style-name="Standard">
      <style:text-properties fo:font-size="12pt" officeooo:rsid="0001d4d9" officeooo:paragraph-rsid="0001d4d9" style:font-size-asian="10.5pt" style:font-size-complex="12pt"/>
    </style:style>
    <style:style style:name="P3" style:family="paragraph" style:parent-style-name="Standard">
      <style:text-properties fo:color="#ce181e" fo:font-size="16pt" officeooo:rsid="0001d4d9" officeooo:paragraph-rsid="0001d4d9" style:font-size-asian="16pt" style:font-size-complex="16pt"/>
    </style:style>
    <style:style style:name="P4" style:family="paragraph" style:parent-style-name="Standard">
      <style:text-properties fo:color="#000000" fo:font-size="12pt" officeooo:rsid="0001d4d9" officeooo:paragraph-rsid="000282d4" style:font-size-asian="12pt" style:font-size-complex="12pt"/>
    </style:style>
    <style:style style:name="P5" style:family="paragraph" style:parent-style-name="Standard">
      <style:text-properties fo:color="#000000" fo:font-size="12pt" officeooo:rsid="0001d4d9" officeooo:paragraph-rsid="00042a2e" style:font-size-asian="12pt" style:font-size-complex="12pt"/>
    </style:style>
    <style:style style:name="P6" style:family="paragraph" style:parent-style-name="Standard">
      <style:text-properties fo:color="#000000" fo:font-size="12pt" officeooo:rsid="0001d4d9" officeooo:paragraph-rsid="00092299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12pt" officeooo:paragraph-rsid="00084b39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officeooo:rsid="00068849" officeooo:paragraph-rsid="00068849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084b39" officeooo:paragraph-rsid="00084b39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officeooo:rsid="000b5acf" officeooo:paragraph-rsid="000b5acf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0cc05c" officeooo:paragraph-rsid="000cc05c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Standard">
      <style:text-properties fo:font-size="16pt" style:text-underline-style="solid" style:text-underline-width="auto" style:text-underline-color="font-color" officeooo:paragraph-rsid="0000d29e" style:font-size-asian="16pt" style:font-size-complex="16pt"/>
    </style:style>
    <style:style style:name="P14" style:family="paragraph" style:parent-style-name="Standard">
      <style:text-properties fo:color="#000000" fo:font-size="12pt" officeooo:rsid="0001d4d9" officeooo:paragraph-rsid="00092299" style:font-size-asian="12pt" style:font-size-complex="12pt"/>
    </style:style>
    <style:style style:name="T1" style:family="text">
      <style:text-properties officeooo:rsid="00068849"/>
    </style:style>
    <style:style style:name="T2" style:family="text">
      <style:text-properties fo:font-size="12pt" officeooo:rsid="000b3fe9" style:font-size-asian="12pt" style:font-size-complex="12pt"/>
    </style:style>
    <style:style style:name="T3" style:family="text">
      <style:text-properties fo:font-size="12pt" officeooo:rsid="000cc05c" style:font-size-asian="12pt" style:font-size-complex="12pt"/>
    </style:style>
    <style:style style:name="T4" style:family="text">
      <style:text-properties style:text-underline-style="solid" style:text-underline-width="auto" style:text-underline-color="font-color" officeooo:rsid="0009f67d"/>
    </style:style>
    <style:style style:name="T5" style:family="text">
      <style:text-properties officeooo:rsid="000b5a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Machine Learning Tools and Techniques </text:p>
      <text:p text:style-name="P13">Assignment 2: Real-World Data Handling, Modelling and Visualisation</text:p>
      <text:p text:style-name="P1"/>
      <text:p text:style-name="P2">Name: Karu Skipper</text:p>
      <text:p text:style-name="P2">ID: 300417869</text:p>
      <text:p text:style-name="P2"/>
      <text:p text:style-name="P3">2.1 Part 1: Core: Evidence related to fish stocks in New Zealand [40 marks]</text:p>
      <text:p text:style-name="P3"/>
      <text:p text:style-name="P4">Firstly, what evidence can be found to support (or dismiss) the newspaper headlines? </text:p>
      <text:p text:style-name="P4"/>
      <text:p text:style-name="P6">Secondly, what features can be considered as the underlying cause for any increase (or decrease) in fish numbers (stocks)? </text:p>
      <text:p text:style-name="P6"/>
      <text:p text:style-name="P6">Thirdly, what trends and predictions can be made from the data?</text:p>
      <text:p text:style-name="P6"/>
      <text:p text:style-name="P6">Finally, what findings would you communicate, based on your analysis [also consider the consequences of publicising the information found]? </text:p>
      <text:p text:style-name="P6"/>
      <text:p text:style-name="P6"><text:tab/><text:tab/><text:tab/><text:tab/><text:tab/><text:tab/><text:span text:style-name="T4">Overview</text:span>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Data sets name</text:p>
          </table:table-cell>
          <table:table-cell table:style-name="Table1.B1" office:value-type="string">
            <text:p text:style-name="P8">Links to the datasets</text:p>
          </table:table-cell>
        </table:table-row>
        <table:table-row>
          <table:table-cell table:style-name="Table1.A4" office:value-type="string">
            <text:p text:style-name="P8">Number of trawl tows</text:p>
          </table:table-cell>
          <table:table-cell table:style-name="Table1.B2" office:value-type="string">
            <text:p text:style-name="P12"><text:a xlink:type="simple" xlink:href="https://data.mfe.govt.nz/table/52504-fishing-effort-number-of-trawl-tows-by-year-19902014/?c=0.00000%2C174.00000&amp;e=0&amp;l=52553&amp;mt=Streets&amp;mv=0&amp;z=0&amp;cv=0" text:style-name="Internet_20_link" text:visited-style-name="Visited_20_Internet_20_Link"><text:span text:style-name="T2">Link</text:span></text:a></text:p>
          </table:table-cell>
        </table:table-row>
        <table:table-row>
          <table:table-cell table:style-name="Table1.A4" office:value-type="string">
            <text:p text:style-name="P9">Estimated fish and invertebrate bycatch</text:p>
          </table:table-cell>
          <table:table-cell table:style-name="Table1.B3" office:value-type="string">
            <text:p text:style-name="P7"><text:a xlink:type="simple" xlink:href="https://data.mfe.govt.nz/table/52500-estimated-fish-and-invertebrate-bycatch-in-deep-water-fisheries-by-year-19912012/?c=0.00000%2C174.00000&amp;e=0&amp;l=52553&amp;mt=Streets&amp;mv=0&amp;z=0&amp;cv=0" text:style-name="Internet_20_link" text:visited-style-name="Visited_20_Internet_20_Link"><text:span text:style-name="T1">Link</text:span></text:a></text:p>
          </table:table-cell>
        </table:table-row>
        <table:table-row>
          <table:table-cell table:style-name="Table1.A4" office:value-type="string">
            <text:p text:style-name="P10">Marine Protected Areas</text:p>
          </table:table-cell>
          <table:table-cell table:style-name="Table1.B4" office:value-type="string">
            <text:p text:style-name="P12"><text:a xlink:type="simple" xlink:href="https://data.mfe.govt.nz/layer/53499-type-2-marine-protected-areas-2016-report/" text:style-name="Internet_20_link" text:visited-style-name="Visited_20_Internet_20_Link"><text:span text:style-name="T5">Link</text:span></text:a></text:p>
          </table:table-cell>
        </table:table-row>
        <table:table-row table:style-name="Table1.5">
          <table:table-cell table:style-name="Table1.A5" office:value-type="string">
            <text:p text:style-name="P11">Reef fishing</text:p>
          </table:table-cell>
          <table:table-cell table:style-name="Table1.B5" office:value-type="string">
            <text:p text:style-name="P12"><text:a xlink:type="simple" xlink:href="https://catalogue.data.govt.nz/dataset/near-shore-reef-fishes/resource/6631b9e6-a2c6-4a03-b59e-a1e26ce653d7" text:style-name="Internet_20_link" text:visited-style-name="Visited_20_Internet_20_Link"><text:span text:style-name="T3">Link</text:span></text:a></text:p>
          </table:table-cell>
        </table:table-row>
      </table:table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14:51:54.138759364</meta:creation-date>
    <dc:date>2019-08-02T15:56:58.866903436</dc:date>
    <meta:editing-duration>PT14M41S</meta:editing-duration>
    <meta:editing-cycles>16</meta:editing-cycles>
    <meta:generator>LibreOffice/6.0.7.3$Linux_X86_64 LibreOffice_project/00m0$Build-3</meta:generator>
    <meta:document-statistic meta:table-count="1" meta:image-count="0" meta:object-count="0" meta:page-count="1" meta:paragraph-count="20" meta:word-count="120" meta:character-count="780" meta:non-whitespace-character-count="670"/>
  </office:meta>
</office:document-meta>
</file>